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erif" svg:font-family="'Noto Serif', serif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fo:font-size="7pt" style:font-size-asian="7pt" style:font-size-complex="7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fo:font-size="7pt" fo:background-color="#ffffff" style:font-size-asian="7pt" style:font-size-complex="7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fo:font-size="7pt" officeooo:rsid="0033295d" officeooo:paragraph-rsid="0033295d" fo:background-color="#eeeeee" style:font-size-asian="7pt" style:font-size-complex="7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fo:background-color="#ffff99">
        <style:background-image/>
      </style:paragraph-properties>
      <style:text-properties style:font-name="Courier 10 Pitch" fo:font-size="7pt" fo:background-color="#ffff99" style:font-size-asian="7pt" style:font-size-complex="7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fo:background-color="#ffff99">
        <style:background-image/>
      </style:paragraph-properties>
      <style:text-properties style:font-name="Courier 10 Pitch" fo:font-size="7pt" fo:font-weight="bold" fo:background-color="#ffff99" style:font-size-asian="7pt" style:font-weight-asian="bold" style:font-size-complex="7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fo:background-color="#ffff99">
        <style:background-image/>
      </style:paragraph-properties>
      <style:text-properties fo:color="#0000ff" style:font-name="Courier 10 Pitch" fo:font-size="7pt" fo:background-color="#ffff99" style:font-size-asian="7pt" style:font-size-complex="7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fo:background-color="#ffccff">
        <style:background-image/>
      </style:paragraph-properties>
      <style:text-properties style:font-name="Courier 10 Pitch" fo:font-size="7pt" fo:background-color="#ffccff" style:font-size-asian="7pt" style:font-size-complex="7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fo:background-color="#ffccff">
        <style:background-image/>
      </style:paragraph-properties>
      <style:text-properties style:font-name="Courier 10 Pitch" fo:font-size="7pt" fo:font-weight="bold" fo:background-color="#ffccff" style:font-size-asian="7pt" style:font-weight-asian="bold" style:font-size-complex="7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fo:background-color="#ffff66">
        <style:background-image/>
      </style:paragraph-properties>
      <style:text-properties style:font-name="Courier 10 Pitch" fo:font-size="7pt" style:font-size-asian="7pt" style:font-size-complex="7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fo:background-color="#ffff66">
        <style:background-image/>
      </style:paragraph-properties>
      <style:text-properties style:font-name="Courier 10 Pitch" fo:font-size="7pt" fo:background-color="#ffff66" style:font-size-asian="7pt" style:font-size-complex="7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fo:background-color="#ffff66">
        <style:background-image/>
      </style:paragraph-properties>
      <style:text-properties style:font-name="Courier 10 Pitch" fo:font-size="7pt" officeooo:paragraph-rsid="001c33f0" fo:background-color="#ffff66" style:font-size-asian="7pt" style:font-size-complex="7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fo:background-color="#ffff66">
        <style:background-image/>
      </style:paragraph-properties>
      <style:text-properties style:font-name="Courier 10 Pitch" fo:font-size="7pt" officeooo:paragraph-rsid="001dc94b" fo:background-color="#ffff66" style:font-size-asian="7pt" style:font-size-complex="7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fo:background-color="#ffff66">
        <style:background-image/>
      </style:paragraph-properties>
      <style:text-properties style:font-name="Courier 10 Pitch" fo:font-size="7pt" officeooo:paragraph-rsid="002242d9" fo:background-color="#ffff66" style:font-size-asian="7pt" style:font-size-complex="7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fo:background-color="#ffff66">
        <style:background-image/>
      </style:paragraph-properties>
      <style:text-properties style:font-name="Courier 10 Pitch" fo:font-size="7pt" officeooo:paragraph-rsid="00255215" fo:background-color="#ffff66" style:font-size-asian="7pt" style:font-size-complex="7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fo:background-color="#ffff66">
        <style:background-image/>
      </style:paragraph-properties>
      <style:text-properties style:font-name="Courier 10 Pitch" fo:font-size="7pt" officeooo:paragraph-rsid="00270b88" fo:background-color="#ffff66" style:font-size-asian="7pt" style:font-size-complex="7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fo:background-color="#ffff66">
        <style:background-image/>
      </style:paragraph-properties>
      <style:text-properties style:font-name="Courier 10 Pitch" fo:font-size="7pt" officeooo:paragraph-rsid="002d94ca" fo:background-color="#ffff66" style:font-size-asian="7pt" style:font-size-complex="7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fo:background-color="#ffff66">
        <style:background-image/>
      </style:paragraph-properties>
      <style:text-properties style:font-name="Courier 10 Pitch" fo:font-size="7pt" officeooo:paragraph-rsid="0038707b" fo:background-color="#ffff66" style:font-size-asian="7pt" style:font-size-complex="7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fo:background-color="#ffff66">
        <style:background-image/>
      </style:paragraph-properties>
      <style:text-properties fo:color="#999999" style:font-name="Courier 10 Pitch" fo:font-size="7pt" officeooo:rsid="00255215" fo:background-color="#ffff66" style:font-size-asian="7pt" style:font-size-complex="7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fo:background-color="#ffff66">
        <style:background-image/>
      </style:paragraph-properties>
      <style:text-properties fo:color="#999999" style:font-name="Courier 10 Pitch" fo:font-size="7pt" officeooo:rsid="00255215" officeooo:paragraph-rsid="002d94ca" fo:background-color="#ffff66" style:font-size-asian="7pt" style:font-size-complex="7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fo:background-color="#ffff66">
        <style:background-image/>
      </style:paragraph-properties>
      <style:text-properties fo:color="#999999" style:font-name="Courier 10 Pitch" fo:font-size="7pt" officeooo:rsid="00255215" officeooo:paragraph-rsid="0038707b" fo:background-color="#ffff66" style:font-size-asian="7pt" style:font-size-complex="7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fo:background-color="#eeeeee">
        <style:background-image/>
      </style:paragraph-properties>
      <style:text-properties style:font-name="Courier 10 Pitch" fo:font-size="7pt" fo:background-color="#eeeeee" style:font-size-asian="7pt" style:font-size-complex="7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fo:background-color="#eeeeee">
        <style:background-image/>
      </style:paragraph-properties>
      <style:text-properties style:font-name="Courier 10 Pitch" fo:font-size="7pt" officeooo:paragraph-rsid="002d94ca" fo:background-color="#eeeeee" style:font-size-asian="7pt" style:font-size-complex="7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fo:background-color="#eeeeee">
        <style:background-image/>
      </style:paragraph-properties>
      <style:text-properties style:font-name="Courier 10 Pitch" fo:font-size="7pt" officeooo:paragraph-rsid="002e1a26" fo:background-color="#eeeeee" style:font-size-asian="7pt" style:font-size-complex="7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fo:background-color="#eeeeee">
        <style:background-image/>
      </style:paragraph-properties>
      <style:text-properties style:font-name="Courier 10 Pitch" fo:font-size="7pt" officeooo:paragraph-rsid="002f59f0" fo:background-color="#eeeeee" style:font-size-asian="7pt" style:font-size-complex="7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fo:background-color="#eeeeee">
        <style:background-image/>
      </style:paragraph-properties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fo:background-color="#eeeeee">
        <style:background-image/>
      </style:paragraph-properties>
      <style:text-properties fo:color="#000000" style:font-name="Courier 10 Pitch" fo:font-size="7pt" fo:background-color="#eeeeee" style:font-size-asian="7pt" style:font-size-complex="7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fo:background-color="#ffff00">
        <style:background-image/>
      </style:paragraph-properties>
      <style:text-properties style:font-name="Courier 10 Pitch" fo:font-size="7pt" officeooo:paragraph-rsid="00209822" fo:background-color="#ffff66" style:font-size-asian="7pt" style:font-size-complex="7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fo:background-color="#ffff00">
        <style:background-image/>
      </style:paragraph-properties>
      <style:text-properties style:font-name="Courier 10 Pitch" fo:font-size="7pt" officeooo:paragraph-rsid="001dc94b" fo:background-color="#ffff00" style:font-size-asian="7pt" style:font-size-complex="7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fo:background-color="#ccffff">
        <style:background-image/>
      </style:paragraph-properties>
      <style:text-properties style:font-name="Courier 10 Pitch" fo:font-size="7pt" officeooo:paragraph-rsid="002927b4" style:font-size-asian="7pt" style:font-size-complex="7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fo:background-color="#ccffff">
        <style:background-image/>
      </style:paragraph-properties>
      <style:text-properties style:font-name="Courier 10 Pitch" fo:font-size="7pt" fo:background-color="#ccffff" style:font-size-asian="7pt" style:font-size-complex="7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fo:background-color="#ccffff">
        <style:background-image/>
      </style:paragraph-properties>
      <style:text-properties style:font-name="Courier 10 Pitch" fo:font-size="7pt" officeooo:paragraph-rsid="002809fa" fo:background-color="#ccffff" style:font-size-asian="7pt" style:font-size-complex="7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fo:background-color="#ccffff">
        <style:background-image/>
      </style:paragraph-properties>
      <style:text-properties style:font-name="Courier 10 Pitch" fo:font-size="7pt" officeooo:paragraph-rsid="0028b30a" fo:background-color="#ccffff" style:font-size-asian="7pt" style:font-size-complex="7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fo:background-color="#ccffff">
        <style:background-image/>
      </style:paragraph-properties>
      <style:text-properties style:font-name="Courier 10 Pitch" fo:font-size="7pt" officeooo:paragraph-rsid="002ad12e" fo:background-color="#ccffff" style:font-size-asian="7pt" style:font-size-complex="7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fo:background-color="#ccffff">
        <style:background-image/>
      </style:paragraph-properties>
      <style:text-properties style:font-name="Courier 10 Pitch" fo:font-size="7pt" officeooo:paragraph-rsid="002c33dc" fo:background-color="#ccffff" style:font-size-asian="7pt" style:font-size-complex="7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fo:background-color="#ccffff">
        <style:background-image/>
      </style:paragraph-properties>
      <style:text-properties style:font-name="Courier 10 Pitch" fo:font-size="7pt" officeooo:paragraph-rsid="002e1a26" fo:background-color="#ccffff" style:font-size-asian="7pt" style:font-size-complex="7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fo:background-color="#ccffff">
        <style:background-image/>
      </style:paragraph-properties>
      <style:text-properties fo:color="#000000" style:font-name="Courier 10 Pitch" fo:font-size="7pt" fo:background-color="#ccffff" style:font-size-asian="7pt" style:font-size-complex="7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fo:background-color="#ffffcc">
        <style:background-image/>
      </style:paragraph-properties>
      <style:text-properties style:font-name="Courier 10 Pitch" fo:font-size="7pt" officeooo:paragraph-rsid="0033295d" fo:background-color="#ffffcc" style:font-size-asian="7pt" style:font-size-complex="7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fo:background-color="#ffffcc">
        <style:background-image/>
      </style:paragraph-properties>
      <style:text-properties fo:font-size="7pt" fo:background-color="#ffffcc" style:font-size-asian="7pt" style:font-size-complex="7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fo:background-color="#ffffcc">
        <style:background-image/>
      </style:paragraph-properties>
      <style:text-properties fo:font-size="7pt" officeooo:paragraph-rsid="0032e3bf" fo:background-color="#ffffcc" style:font-size-asian="7pt" style:font-size-complex="7pt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fo:background-color="#ffffcc">
        <style:background-image/>
      </style:paragraph-properties>
      <style:text-properties officeooo:paragraph-rsid="0033295d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 fo:background-color="#ffffcc">
        <style:background-image/>
      </style:paragraph-properties>
      <style:text-properties fo:color="#000000" style:font-name="Monospace" fo:font-size="7pt" fo:background-color="#ffffcc" style:font-size-asian="7pt" style:font-size-complex="7pt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fo:background-color="#dddddd">
        <style:background-image/>
      </style:paragraph-properties>
      <style:text-properties style:font-name="Courier 10 Pitch" fo:font-size="7pt" officeooo:rsid="0033295d" officeooo:paragraph-rsid="0033295d" fo:background-color="#dddddd" style:font-size-asian="7pt" style:font-size-complex="7pt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fo:background-color="#dddddd">
        <style:background-image/>
      </style:paragraph-properties>
      <style:text-properties style:font-name="Courier 10 Pitch" fo:font-size="7pt" fo:background-color="#dddddd" style:font-size-asian="7pt" style:font-size-complex="7pt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 fo:background-color="#dddddd">
        <style:background-image/>
      </style:paragraph-properties>
      <style:text-properties style:font-name="Courier 10 Pitch" fo:font-size="7pt" officeooo:paragraph-rsid="003392a9" fo:background-color="#dddddd" style:font-size-asian="7pt" style:font-size-complex="7pt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 fo:background-color="#dddddd">
        <style:background-image/>
      </style:paragraph-properties>
      <style:text-properties style:font-name="Courier 10 Pitch" fo:font-size="7pt" officeooo:paragraph-rsid="0035d55b" fo:background-color="#dddddd" style:font-size-asian="7pt" style:font-size-complex="7pt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 fo:background-color="#dddddd">
        <style:background-image/>
      </style:paragraph-properties>
      <style:text-properties style:font-name="Courier 10 Pitch" fo:font-size="7pt" officeooo:paragraph-rsid="0038707b" fo:background-color="#dddddd" style:font-size-asian="7pt" style:font-size-complex="7pt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 fo:background-color="#dddddd">
        <style:background-image/>
      </style:paragraph-properties>
      <style:text-properties style:font-name="Courier 10 Pitch" fo:font-size="7pt" officeooo:paragraph-rsid="0038e727" fo:background-color="#dddddd" style:font-size-asian="7pt" style:font-size-complex="7pt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 fo:background-color="#dddddd">
        <style:background-image/>
      </style:paragraph-properties>
      <style:text-properties fo:color="#000000" style:font-name="Courier 10 Pitch" fo:font-size="7pt" fo:background-color="#dddddd" style:font-size-asian="7pt" style:font-size-complex="7pt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 fo:background-color="#dddddd">
        <style:background-image/>
      </style:paragraph-properties>
      <style:text-properties fo:color="#000000" style:font-name="Courier 10 Pitch" fo:font-size="7pt" fo:font-weight="bold" officeooo:rsid="0033295d" officeooo:paragraph-rsid="0033295d" fo:background-color="#dddddd" style:font-size-asian="7pt" style:font-weight-asian="bold" style:font-size-complex="7pt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 fo:background-color="#ccffff">
        <style:background-image/>
      </style:paragraph-properties>
      <style:text-properties style:font-name="Courier 10 Pitch" fo:font-size="7pt" officeooo:paragraph-rsid="003d6c03" fo:background-color="#ccffff" style:font-size-asian="7pt" style:font-size-complex="7pt"/>
    </style:style>
    <style:style style:name="T1" style:family="text">
      <style:text-properties fo:background-color="#ffffff" loext:char-shading-value="0"/>
    </style:style>
    <style:style style:name="T2" style:family="text">
      <style:text-properties fo:background-color="#ffff66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3300"/>
    </style:style>
    <style:style style:name="T5" style:family="text">
      <style:text-properties fo:color="#ff3300" officeooo:rsid="001c33f0"/>
    </style:style>
    <style:style style:name="T6" style:family="text">
      <style:text-properties fo:color="#ff3300" fo:background-color="#ffff00" loext:char-shading-value="0"/>
    </style:style>
    <style:style style:name="T7" style:family="text">
      <style:text-properties fo:color="#ff3300" officeooo:rsid="0023baac" fo:background-color="#ffff00" loext:char-shading-value="0"/>
    </style:style>
    <style:style style:name="T8" style:family="text">
      <style:text-properties fo:color="#ff3300" officeooo:rsid="002242d9"/>
    </style:style>
    <style:style style:name="T9" style:family="text">
      <style:text-properties fo:color="#ff3300" officeooo:rsid="0023baac"/>
    </style:style>
    <style:style style:name="T10" style:family="text">
      <style:text-properties fo:color="#ff3300" officeooo:rsid="00255215"/>
    </style:style>
    <style:style style:name="T11" style:family="text">
      <style:text-properties fo:color="#ff3300" fo:font-weight="bold" style:font-weight-asian="bold" style:font-weight-complex="bold"/>
    </style:style>
    <style:style style:name="T12" style:family="text">
      <style:text-properties fo:color="#ff3300" fo:font-weight="bold" officeooo:rsid="002242d9" style:font-weight-asian="bold" style:font-weight-complex="bold"/>
    </style:style>
    <style:style style:name="T13" style:family="text">
      <style:text-properties fo:color="#ff3300" fo:font-weight="bold" officeooo:rsid="00270b88" style:font-weight-asian="bold" style:font-weight-complex="bold"/>
    </style:style>
    <style:style style:name="T14" style:family="text">
      <style:text-properties fo:color="#ff3300" fo:font-weight="bold" fo:background-color="#ccffff" loext:char-shading-value="0" style:font-weight-asian="bold"/>
    </style:style>
    <style:style style:name="T15" style:family="text">
      <style:text-properties fo:color="#ff3300" officeooo:rsid="00270b88"/>
    </style:style>
    <style:style style:name="T16" style:family="text">
      <style:text-properties fo:color="#ff3300" fo:background-color="#ffff66" loext:char-shading-value="0"/>
    </style:style>
    <style:style style:name="T17" style:family="text">
      <style:text-properties fo:color="#ff3300" officeooo:rsid="00270b88" fo:background-color="#ffff66" loext:char-shading-value="0"/>
    </style:style>
    <style:style style:name="T18" style:family="text">
      <style:text-properties fo:color="#ff3300" officeooo:rsid="0023baac" fo:background-color="#ffff66" loext:char-shading-value="0"/>
    </style:style>
    <style:style style:name="T19" style:family="text">
      <style:text-properties fo:color="#ff3300" fo:font-style="italic" style:font-style-asian="italic"/>
    </style:style>
    <style:style style:name="T20" style:family="text">
      <style:text-properties fo:color="#ff3300" fo:font-style="italic" officeooo:rsid="0029c703" style:font-style-asian="italic"/>
    </style:style>
    <style:style style:name="T21" style:family="text">
      <style:text-properties fo:color="#ff3300" fo:font-style="italic" officeooo:rsid="002ad12e" style:font-style-asian="italic"/>
    </style:style>
    <style:style style:name="T22" style:family="text">
      <style:text-properties fo:color="#ff3300" fo:font-style="italic" officeooo:rsid="002242d9" style:font-style-asian="italic"/>
    </style:style>
    <style:style style:name="T23" style:family="text">
      <style:text-properties fo:color="#ff3300" fo:font-style="italic" officeooo:rsid="00255215" style:font-style-asian="italic"/>
    </style:style>
    <style:style style:name="T24" style:family="text">
      <style:text-properties fo:color="#ff3300" fo:font-style="italic" officeooo:rsid="00270b88" style:font-style-asian="italic"/>
    </style:style>
    <style:style style:name="T25" style:family="text">
      <style:text-properties fo:color="#ff3300" fo:font-style="italic" fo:font-weight="bold" officeooo:rsid="00270b88" fo:background-color="#ffff66" loext:char-shading-value="0" style:font-style-asian="italic" style:font-weight-asian="bold" style:font-weight-complex="bold"/>
    </style:style>
    <style:style style:name="T26" style:family="text">
      <style:text-properties fo:color="#ff3300" fo:font-style="italic" fo:font-weight="bold" officeooo:rsid="002242d9" style:font-style-asian="italic" style:font-weight-asian="bold" style:font-weight-complex="bold"/>
    </style:style>
    <style:style style:name="T27" style:family="text">
      <style:text-properties fo:color="#ff3300" fo:font-style="italic" fo:font-weight="bold" officeooo:rsid="00270b88" style:font-style-asian="italic" style:font-weight-asian="bold" style:font-weight-complex="bold"/>
    </style:style>
    <style:style style:name="T28" style:family="text">
      <style:text-properties fo:color="#ff3300" fo:font-weight="normal" style:font-weight-asian="normal" style:font-weight-complex="normal"/>
    </style:style>
    <style:style style:name="T29" style:family="text">
      <style:text-properties fo:color="#ff3300" fo:font-weight="normal" officeooo:rsid="0030d16a" style:font-weight-asian="normal" style:font-weight-complex="normal"/>
    </style:style>
    <style:style style:name="T30" style:family="text">
      <style:text-properties fo:color="#ff3300" fo:font-weight="normal" fo:background-color="#ffff99" loext:char-shading-value="0" style:font-weight-asian="normal" style:font-weight-complex="normal"/>
    </style:style>
    <style:style style:name="T31" style:family="text">
      <style:text-properties fo:color="#ff3300" officeooo:rsid="0029c703"/>
    </style:style>
    <style:style style:name="T32" style:family="text">
      <style:text-properties fo:color="#ff3300" officeooo:rsid="002ad12e"/>
    </style:style>
    <style:style style:name="T33" style:family="text">
      <style:text-properties fo:color="#ff3300" fo:background-color="#ccffff" loext:char-shading-value="0"/>
    </style:style>
    <style:style style:name="T34" style:family="text">
      <style:text-properties fo:color="#ff3300" officeooo:rsid="002f59f0"/>
    </style:style>
    <style:style style:name="T35" style:family="text">
      <style:text-properties fo:color="#ff3300" officeooo:rsid="00311d86"/>
    </style:style>
    <style:style style:name="T36" style:family="text">
      <style:text-properties fo:color="#ff3300" style:font-name="Monospace"/>
    </style:style>
    <style:style style:name="T37" style:family="text">
      <style:text-properties fo:color="#ff3300" style:font-name="Monospace" fo:font-weight="normal" style:font-weight-asian="normal" style:font-weight-complex="normal"/>
    </style:style>
    <style:style style:name="T38" style:family="text">
      <style:text-properties fo:color="#ff3300" style:font-name="Courier 10 Pitch" fo:background-color="#ffffff" loext:char-shading-value="0"/>
    </style:style>
    <style:style style:name="T39" style:family="text">
      <style:text-properties fo:color="#ff3300" officeooo:rsid="00334276"/>
    </style:style>
    <style:style style:name="T40" style:family="text">
      <style:text-properties fo:color="#ff3300" officeooo:rsid="003392a9"/>
    </style:style>
    <style:style style:name="T41" style:family="text">
      <style:text-properties fo:color="#ff3300" officeooo:rsid="0038707b"/>
    </style:style>
    <style:style style:name="T42" style:family="text">
      <style:text-properties fo:color="#ff3300" officeooo:rsid="0038e727"/>
    </style:style>
    <style:style style:name="T43" style:family="text">
      <style:text-properties fo:color="#009900" fo:font-weight="bold" style:font-weight-asian="bold" style:font-weight-complex="bold"/>
    </style:style>
    <style:style style:name="T44" style:family="text">
      <style:text-properties fo:color="#009900" fo:font-size="10pt" fo:font-weight="bold" style:font-size-asian="10pt" style:font-weight-asian="bold" style:font-size-complex="10pt" style:font-weight-complex="bold"/>
    </style:style>
    <style:style style:name="T45" style:family="text">
      <style:text-properties fo:color="#000000"/>
    </style:style>
    <style:style style:name="T46" style:family="text">
      <style:text-properties fo:color="#000000" style:font-name="Monospace"/>
    </style:style>
    <style:style style:name="T47" style:family="text">
      <style:text-properties fo:color="#000000" style:font-name="Monospace" fo:font-style="normal" style:text-underline-style="none" style:font-style-asian="normal" style:font-style-complex="normal"/>
    </style:style>
    <style:style style:name="T48" style:family="text">
      <style:text-properties fo:color="#000000" style:font-name="Monospace" officeooo:rsid="001dc94b"/>
    </style:style>
    <style:style style:name="T49" style:family="text">
      <style:text-properties fo:color="#000000" style:font-name="Monospace" fo:font-weight="bold" style:font-weight-asian="bold"/>
    </style:style>
    <style:style style:name="T50" style:family="text">
      <style:text-properties fo:color="#000000" style:font-name="Monospace" fo:font-weight="bold" style:font-weight-asian="bold" style:font-weight-complex="bold"/>
    </style:style>
    <style:style style:name="T51" style:family="text">
      <style:text-properties fo:color="#000000" style:font-name="Monospace" fo:font-size="7pt" fo:font-weight="bold" fo:background-color="#ffffcc" loext:char-shading-value="0" style:font-size-asian="7pt" style:font-weight-asian="bold" style:font-size-complex="7pt"/>
    </style:style>
    <style:style style:name="T52" style:family="text">
      <style:text-properties fo:color="#000000" style:font-name="Monospace" fo:font-size="7pt" fo:background-color="#ffffcc" loext:char-shading-value="0" style:font-size-asian="7pt" style:font-size-complex="7pt"/>
    </style:style>
    <style:style style:name="T53" style:family="text">
      <style:text-properties fo:color="#000000" fo:font-weight="bold" style:font-weight-asian="bold"/>
    </style:style>
    <style:style style:name="T54" style:family="text">
      <style:text-properties fo:color="#000000" fo:font-weight="bold" style:font-weight-asian="bold" style:font-weight-complex="bold"/>
    </style:style>
    <style:style style:name="T55" style:family="text">
      <style:text-properties fo:color="#000000" fo:font-weight="bold" fo:background-color="#ccffff" loext:char-shading-value="0" style:font-weight-asian="bold"/>
    </style:style>
    <style:style style:name="T56" style:family="text">
      <style:text-properties fo:color="#000000" fo:font-weight="normal" style:font-weight-asian="normal" style:font-weight-complex="normal"/>
    </style:style>
    <style:style style:name="T57" style:family="text">
      <style:text-properties fo:color="#000000" fo:font-weight="normal" officeooo:rsid="00255215" style:font-weight-asian="normal" style:font-weight-complex="normal"/>
    </style:style>
    <style:style style:name="T58" style:family="text">
      <style:text-properties fo:color="#000000" fo:font-weight="normal" officeooo:rsid="002e1a26" style:font-weight-asian="normal" style:font-weight-complex="normal"/>
    </style:style>
    <style:style style:name="T59" style:family="text">
      <style:text-properties fo:color="#000000" fo:font-weight="normal" officeooo:rsid="0035475e" style:font-weight-asian="normal" style:font-weight-complex="normal"/>
    </style:style>
    <style:style style:name="T60" style:family="text">
      <style:text-properties fo:color="#000000" fo:background-color="#ccffff" loext:char-shading-value="0"/>
    </style:style>
    <style:style style:name="T61" style:family="text">
      <style:text-properties fo:color="#000000" officeooo:rsid="002c33dc"/>
    </style:style>
    <style:style style:name="T62" style:family="text">
      <style:text-properties fo:color="#000000" fo:background-color="#ffff66" loext:char-shading-value="0"/>
    </style:style>
    <style:style style:name="T63" style:family="text">
      <style:text-properties fo:color="#000000" style:font-name="Courier 10 Pitch" fo:font-size="7pt" fo:background-color="#eeeeee" loext:char-shading-value="0" style:font-size-asian="7pt" style:font-size-complex="7pt"/>
    </style:style>
    <style:style style:name="T64" style:family="text">
      <style:text-properties fo:color="#000000" officeooo:rsid="003392a9"/>
    </style:style>
    <style:style style:name="T65" style:family="text">
      <style:text-properties fo:color="#000000" fo:background-color="#eeeeee" loext:char-shading-value="0"/>
    </style:style>
    <style:style style:name="T66" style:family="text">
      <style:text-properties fo:color="#5c5c5c"/>
    </style:style>
    <style:style style:name="T67" style:family="text">
      <style:text-properties fo:color="#5c5c5c" style:font-name="Monospace"/>
    </style:style>
    <style:style style:name="T68" style:family="text">
      <style:text-properties fo:color="#5c5c5c" fo:background-color="#ffff66" loext:char-shading-value="0"/>
    </style:style>
    <style:style style:name="T69" style:family="text">
      <style:text-properties fo:color="#5c5c5c" officeooo:rsid="00270b88" fo:background-color="#ffff66" loext:char-shading-value="0"/>
    </style:style>
    <style:style style:name="T70" style:family="text">
      <style:text-properties fo:color="#5c5c5c" style:font-name="Courier 10 Pitch" fo:font-size="7pt" fo:background-color="#eeeeee" loext:char-shading-value="0" style:font-size-asian="7pt" style:font-size-complex="7pt"/>
    </style:style>
    <style:style style:name="T71" style:family="text">
      <style:text-properties fo:color="#5c5c5c" fo:font-weight="bold" style:font-weight-asian="bold" style:font-weight-complex="bold"/>
    </style:style>
    <style:style style:name="T72" style:family="text">
      <style:text-properties fo:color="#5c5c5c" fo:background-color="#eeeeee" loext:char-shading-value="0"/>
    </style:style>
    <style:style style:name="T73" style:family="text">
      <style:text-properties fo:color="#008000" fo:font-style="italic" style:font-style-asian="italic"/>
    </style:style>
    <style:style style:name="T74" style:family="text">
      <style:text-properties fo:color="#666666" style:font-name="Monospace" fo:font-style="normal" style:text-underline-style="none" style:font-style-asian="normal" style:font-style-complex="normal"/>
    </style:style>
    <style:style style:name="T75" style:family="text">
      <style:text-properties fo:color="#666666" style:font-name="Monospace" fo:font-style="normal" style:text-underline-style="none" officeooo:rsid="001dc94b" style:font-style-asian="normal" style:font-style-complex="normal"/>
    </style:style>
    <style:style style:name="T76" style:family="text">
      <style:text-properties fo:color="#007826" fo:font-weight="bold" style:font-weight-asian="bold" style:font-weight-complex="bold"/>
    </style:style>
    <style:style style:name="T77" style:family="text">
      <style:text-properties fo:color="#007826" fo:font-weight="normal" style:font-weight-asian="normal" style:font-weight-complex="normal"/>
    </style:style>
    <style:style style:name="T78" style:family="text">
      <style:text-properties fo:color="#007826" fo:font-size="10pt" fo:font-weight="bold" style:font-size-asian="10pt" style:font-weight-asian="bold" style:font-size-complex="10pt" style:font-weight-complex="bold"/>
    </style:style>
    <style:style style:name="T79" style:family="text">
      <style:text-properties fo:color="#009933" fo:font-weight="normal" style:font-weight-asian="normal" style:font-weight-complex="normal"/>
    </style:style>
    <style:style style:name="T80" style:family="text">
      <style:text-properties fo:color="#009933" fo:font-size="10pt" style:font-size-asian="10pt" style:font-size-complex="10pt"/>
    </style:style>
    <style:style style:name="T81" style:family="text">
      <style:text-properties fo:background-color="#ffff00" loext:char-shading-value="0"/>
    </style:style>
    <style:style style:name="T82" style:family="text">
      <style:text-properties fo:color="#0066ff" fo:font-weight="bold" style:font-weight-asian="bold" style:font-weight-complex="bold"/>
    </style:style>
    <style:style style:name="T83" style:family="text">
      <style:text-properties fo:color="#ff0000" fo:font-weight="bold" style:font-weight-asian="bold" style:font-weight-complex="bold"/>
    </style:style>
    <style:style style:name="T84" style:family="text">
      <style:text-properties fo:color="#ff0000" fo:font-weight="bold" officeooo:rsid="0023baac" style:font-weight-asian="bold" style:font-weight-complex="bold"/>
    </style:style>
    <style:style style:name="T85" style:family="text">
      <style:text-properties fo:color="#ff0000" fo:font-weight="bold" fo:background-color="#ffff66" loext:char-shading-value="0" style:font-weight-asian="bold" style:font-weight-complex="bold"/>
    </style:style>
    <style:style style:name="T86" style:family="text">
      <style:text-properties fo:color="#ff0000" fo:font-weight="bold" officeooo:rsid="0023baac" fo:background-color="#ffff66" loext:char-shading-value="0" style:font-weight-asian="bold" style:font-weight-complex="bold"/>
    </style:style>
    <style:style style:name="T87" style:family="text">
      <style:text-properties fo:color="#0000ff" fo:font-weight="bold" officeooo:rsid="0023baac" style:font-weight-asian="bold" style:font-weight-complex="bold"/>
    </style:style>
    <style:style style:name="T88" style:family="text">
      <style:text-properties fo:color="#0000ff" fo:font-weight="bold" officeooo:rsid="0023baac" fo:background-color="#ffff66" loext:char-shading-value="0" style:font-weight-asian="bold" style:font-weight-complex="bold"/>
    </style:style>
    <style:style style:name="T89" style:family="text">
      <style:text-properties fo:color="#0000cc" fo:font-weight="bold" officeooo:rsid="0023baac" style:font-weight-asian="bold" style:font-weight-complex="bold"/>
    </style:style>
    <style:style style:name="T90" style:family="text">
      <style:text-properties fo:color="#0000cc" fo:font-weight="bold" officeooo:rsid="0023baac" fo:background-color="#ffff66" loext:char-shading-value="0" style:font-weight-asian="bold" style:font-weight-complex="bold"/>
    </style:style>
    <style:style style:name="T91" style:family="text">
      <style:text-properties fo:color="#999999"/>
    </style:style>
    <style:style style:name="T92" style:family="text">
      <style:text-properties fo:color="#999999" officeooo:rsid="00255215"/>
    </style:style>
    <style:style style:name="T93" style:family="text">
      <style:text-properties fo:color="#ff3333"/>
    </style:style>
    <style:style style:name="T94" style:family="text">
      <style:text-properties fo:color="#ff3333" fo:font-weight="bold" style:font-weight-asian="bold" style:font-weight-complex="bold"/>
    </style:style>
    <style:style style:name="T95" style:family="text">
      <style:text-properties fo:color="#ff3333" fo:font-weight="bold" fo:background-color="#eeeeee" loext:char-shading-value="0" style:font-weight-asian="bold" style:font-weight-complex="bold"/>
    </style:style>
    <style:style style:name="T96" style:family="text">
      <style:text-properties fo:color="#ff3333" officeooo:rsid="002cf7d3"/>
    </style:style>
    <style:style style:name="T97" style:family="text">
      <style:text-properties officeooo:rsid="00270b88"/>
    </style:style>
    <style:style style:name="T98" style:family="text">
      <style:text-properties fo:color="#005c00"/>
    </style:style>
    <style:style style:name="T99" style:family="text">
      <style:text-properties fo:color="#005c00" style:font-name="Monospace"/>
    </style:style>
    <style:style style:name="T100" style:family="text">
      <style:text-properties fo:color="#005c00" style:font-name="Monospace" fo:font-size="10pt" fo:font-weight="bold" style:font-size-asian="10pt" style:font-weight-asian="bold" style:font-size-complex="10pt" style:font-weight-complex="bold"/>
    </style:style>
    <style:style style:name="T101" style:family="text">
      <style:text-properties fo:color="#005c00" style:font-name="Monospace" fo:font-weight="bold" style:font-weight-asian="bold" style:font-weight-complex="bold"/>
    </style:style>
    <style:style style:name="T102" style:family="text">
      <style:text-properties fo:color="#005c00" fo:font-weight="bold" style:font-weight-asian="bold" style:font-weight-complex="bold"/>
    </style:style>
    <style:style style:name="T103" style:family="text">
      <style:text-properties fo:color="#005c00" fo:font-size="10pt" fo:font-weight="bold" style:font-size-asian="10pt" style:font-weight-asian="bold" style:font-size-complex="10pt" style:font-weight-complex="bold"/>
    </style:style>
    <style:style style:name="T104" style:family="text">
      <style:text-properties fo:color="#005c00" officeooo:rsid="003d6c03"/>
    </style:style>
    <style:style style:name="T105" style:family="text">
      <style:text-properties fo:color="#0000c0"/>
    </style:style>
    <style:style style:name="T106" style:family="text">
      <style:text-properties fo:color="#0000c0" style:font-name="Monospace"/>
    </style:style>
    <style:style style:name="T107" style:family="text">
      <style:text-properties fo:color="#0000c0" fo:background-color="#ccffff" loext:char-shading-value="0"/>
    </style:style>
    <style:style style:name="T108" style:family="text">
      <style:text-properties fo:color="#800040" style:font-name="Monospace" fo:font-weight="bold" style:font-weight-asian="bold"/>
    </style:style>
    <style:style style:name="T109" style:family="text">
      <style:text-properties fo:color="#800040" fo:font-weight="bold" style:font-weight-asian="bold"/>
    </style:style>
    <style:style style:name="T110" style:family="text">
      <style:text-properties fo:color="#800040" fo:font-weight="bold" fo:background-color="#eeeeee" loext:char-shading-value="0" style:font-weight-asian="bold"/>
    </style:style>
    <style:style style:name="T111" style:family="text">
      <style:text-properties fo:background-color="#ccffff" loext:char-shading-value="0"/>
    </style:style>
    <style:style style:name="T112" style:family="text">
      <style:text-properties fo:color="#b2b2b2"/>
    </style:style>
    <style:style style:name="T113" style:family="text">
      <style:text-properties fo:color="#b2b2b2" officeooo:rsid="002809fa"/>
    </style:style>
    <style:style style:name="T114" style:family="text">
      <style:text-properties fo:color="#b2b2b2" officeooo:rsid="002927b4"/>
    </style:style>
    <style:style style:name="T115" style:family="text">
      <style:text-properties fo:font-variant="normal" fo:text-transform="none" fo:color="#ff3300" style:font-name="Noto Serif" fo:letter-spacing="normal" fo:font-style="normal" fo:font-weight="normal"/>
    </style:style>
    <style:style style:name="T116" style:family="text">
      <style:text-properties fo:font-variant="normal" fo:text-transform="none" fo:color="#ff3300" style:font-name="Noto Serif" fo:letter-spacing="normal" fo:font-style="normal" fo:font-weight="normal" officeooo:rsid="002927b4"/>
    </style:style>
    <style:style style:name="T117" style:family="text">
      <style:text-properties fo:font-variant="normal" fo:text-transform="none" fo:color="#ff3300" fo:letter-spacing="normal" fo:font-style="normal" fo:font-weight="normal" officeooo:rsid="002927b4" fo:background-color="#ccffff" loext:char-shading-value="0"/>
    </style:style>
    <style:style style:name="T118" style:family="text">
      <style:text-properties fo:font-variant="normal" fo:text-transform="none" fo:color="#000000" fo:letter-spacing="normal" fo:font-style="normal" fo:font-weight="normal" officeooo:rsid="002927b4" fo:background-color="#ccffff" loext:char-shading-value="0"/>
    </style:style>
    <style:style style:name="T119" style:family="text">
      <style:text-properties fo:color="#6600ff" fo:font-weight="bold" style:font-weight-asian="bold" style:font-weight-complex="bold"/>
    </style:style>
    <style:style style:name="T120" style:family="text">
      <style:text-properties fo:color="#004080"/>
    </style:style>
    <style:style style:name="T121" style:family="text">
      <style:text-properties fo:color="#9900ff" style:font-name="Monospace" fo:font-size="7pt" fo:background-color="#ffffcc" loext:char-shading-value="0" style:font-size-asian="7pt" style:font-size-complex="7pt"/>
    </style:style>
    <style:style style:name="T122" style:family="text">
      <style:text-properties fo:color="#9900ff" style:font-name="Monospace" fo:font-size="7pt" officeooo:rsid="0033295d" fo:background-color="#ffffcc" loext:char-shading-value="0" style:font-size-asian="7pt" style:font-size-complex="7pt"/>
    </style:style>
    <style:style style:name="T123" style:family="text">
      <style:text-properties fo:color="#ffff00"/>
    </style:style>
    <style:style style:name="T124" style:family="text">
      <style:text-properties fo:font-size="9pt" fo:font-weight="bold" style:font-size-asian="9pt" style:font-weight-asian="bold" style:font-size-complex="9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eople_obj--- виглядає шо в цьому обєкті буде список всіх клієнтів <text:s/>people_obj[<text:span text:style-name="T82">client.id</text:span>]={"name" : name, "room" : roomID(uuid)}; </text:p>
      <text:p text:style-name="P2"><text:s text:c="14"/>і це дає можливість обмеження кожного клієта створенням тілки однієї кімнати.</text:p>
      <text:p text:style-name="P2"><text:s text:c="14"/></text:p>
      <text:p text:style-name="P2">rooms_obj --- виглядає шо в цьому обєкті буде список всіх імен(<text:span text:style-name="T82">uuid</text:span>) для room_class = new Room(name, id, client.id); тобто <text:s text:c="3"/><text:tab/><text:tab/></text:p>
      <text:p text:style-name="P2"><text:s text:c="4"/><text:tab/><text:tab/> <text:s/>rooms_obj[ де id==uuid ] = new Room(name(кімнати), id==uuid, client.id);</text:p>
      <text:p text:style-name="P2"/>
      <text:p text:style-name="P2"><text:span text:style-name="T46">clients_array –- </text:span><text:span text:style-name="T48">при кожному підключенні(фактично) виконується</text:span><text:span text:style-name="T75"> </text:span><text:span text:style-name="T47">clients_array</text:span><text:span text:style-name="T74">.push(client);</text:span></text:p>
      <text:p text:style-name="P1"/>
      <text:p text:style-name="P4"/>
      <text:p text:style-name="P5">cuando se conecta hace solo dos cosas:</text:p>
      <text:p text:style-name="P4"/>
      <text:p text:style-name="P4"><text:s text:c="14"/><text:tab/>client.room = 'myroom';---текуча кімната</text:p>
      <text:p text:style-name="P4"><text:tab/> <text:s text:c="7"/>client.join('myroom'); <text:s/>//кожен хто робить коннект, запишеться в цю кімнату.</text:p>
      <text:p text:style-name="P4"><text:tab/> <text:s text:c="11"/></text:p>
      <text:p text:style-name="P5">luego se permite introducir nombre, client hace: <text:s text:c="3"/>(після підключення першим ділом вводим своє імя,тобто ця функція </text:p>
      <text:p text:style-name="P5"><text:s text:c="109"/>обовязково перша)</text:p>
      <text:p text:style-name="P4"/>
      <text:p text:style-name="P4"><text:s text:c="16"/>socket.emit(<text:span text:style-name="T43">"join"</text:span>, name);//-----------emit----------&gt;</text:p>
      <text:p text:style-name="P4"><text:s text:c="16"/>ready = true;</text:p>
      <text:p text:style-name="P4"><text:s text:c="16"/></text:p>
      <text:p text:style-name="P4"><text:s text:c="8"/><text:span text:style-name="T3"><text:s/>server responde con--&gt; client.on(</text:span><text:span text:style-name="T78">"join"</text:span><text:span text:style-name="T3">,</text:span></text:p>
      <text:p text:style-name="P4"><text:s text:c="12"/></text:p>
      <text:p text:style-name="P6"><text:s text:c="15"/><text:span text:style-name="T124">people_obj[client.id] = {"name" : name, "room" : roomID};</text:span><text:span text:style-name="T4"> donde roomID = null;</text:span></text:p>
      <text:p text:style-name="P6"><text:s text:c="15"/><text:span text:style-name="T124">clients_array.push(client);</text:span><text:span text:style-name="T3"> </text:span></text:p>
      <text:p text:style-name="P4"><text:s text:c="15"/>io.sockets.emit("update", <text:s text:c="4"/>io.sockets.emit("update-people", <text:s text:c="8"/>client.emit("roomList",</text:p>
      <text:p text:style-name="P7"><text:s text:c="15"/></text:p>
      <text:p text:style-name="P8">client.on(<text:span text:style-name="T80">"createRoom"</text:span></text:p>
      <text:p text:style-name="P7"/>
      <text:p text:style-name="P7"><text:s text:c="2"/><text:tab/><text:tab/>if (people_obj[client.id].room === null)<text:span text:style-name="T4"> ... обмеження кожного клієта створенням тілки однієї кімнати.</text:span></text:p>
      <text:p text:style-name="P7"><text:s text:c="4"/><text:tab/><text:tab/></text:p>
      <text:p text:style-name="P7"><text:s text:c="4"/><text:tab/><text:tab/>rooms_obj[id==uuid] = new Room(name, id, client.id);<text:span text:style-name="T4">-----Room(name, id, owner)</text:span></text:p>
      <text:p text:style-name="P7"><text:s text:c="4"/><text:tab/><text:tab/>room_class.addPerson(client.id); </text:p>
      <text:p text:style-name="P7"><text:s text:c="4"/><text:tab/><text:tab/></text:p>
      <text:p text:style-name="P7"><text:s text:c="4"/><text:tab/><text:tab/>io.sockets.emit("roomList", {rooms_obj: rooms_obj});<text:span text:style-name="T4">---всем пользователям,---поновити список кімнат</text:span></text:p>
      <text:p text:style-name="P7"><text:s text:c="4"/><text:tab/><text:tab/>client.room = name;<text:span text:style-name="T4"> ---текуча кімната</text:span></text:p>
      <text:p text:style-name="P7"><text:s text:c="4"/><text:tab/><text:tab/>client.join(client.room);<text:span text:style-name="T4">---і логічно є підключити зразу клієнта до цієї кімнати</text:span></text:p>
      <text:p text:style-name="P7"><text:s text:c="4"/><text:tab/><text:tab/></text:p>
      <text:p text:style-name="P7"><text:s text:c="4"/><text:tab/><text:tab/>people_obj[client.id].room = id;<text:span text:style-name="T4">---клієнт створив кімнату, позначити це в піпел обекті</text:span></text:p>
      <text:p text:style-name="P7"><text:s text:c="2"/><text:tab/><text:tab/>} </text:p>
      <text:p text:style-name="P7"><text:s text:c="2"/><text:tab/><text:tab/></text:p>
      <text:p text:style-name="P10"><text:tab/><text:span text:style-name="T3">client.on(</text:span><text:span text:style-name="T44">"removeRoom"</text:span>, function(id) </text:p>
      <text:p text:style-name="P10"><text:tab/>{ <text:s/></text:p>
      <text:p text:style-name="P10"><text:s text:c="4"/><text:tab/>var room = rooms_obj[id];<text:span text:style-name="T4">---получаєм room_class для даного uuid</text:span></text:p>
      <text:p text:style-name="P10"><text:s text:c="4"/><text:tab/>if (room) </text:p>
      <text:p text:style-name="P10"><text:s text:c="4"/><text:tab/>{</text:p>
      <text:p text:style-name="P10"><text:s text:c="6"/><text:tab/><text:tab/>if (client.id === room.owner) <text:span text:style-name="T4">--- only the owner can remove the room</text:span></text:p>
      <text:p text:style-name="P10"><text:s text:c="6"/><text:tab/><text:tab/>{</text:p>
      <text:p text:style-name="P10"><text:s text:c="8"/><text:tab/><text:tab/>var personCount = room.people.length;</text:p>
      <text:p text:style-name="P11"><text:s text:c="8"/><text:tab/><text:tab/>if (personCount &gt; 2)<text:span text:style-name="T4"> ---</text:span><text:span text:style-name="T5">якщо в кімнаті більше двох людей то <text:s/>console.log</text:span></text:p>
      <text:p text:style-name="P10"><text:s text:c="8"/><text:tab/><text:tab/>{</text:p>
      <text:p text:style-name="P10"><text:s text:c="10"/><text:tab/><text:tab/><text:tab/>console.log('there are still people in the room warning'); //This will be handled later</text:p>
      <text:p text:style-name="P10"><text:s text:c="8"/><text:tab/><text:tab/>} <text:s/></text:p>
      <text:p text:style-name="P10"><text:s text:c="8"/><text:tab/><text:tab/>else </text:p>
      <text:p text:style-name="P10"><text:s text:c="8"/><text:tab/><text:tab/>{</text:p>
      <text:p text:style-name="P10"><text:s text:c="18"/><text:tab/>if (client.id === room.owner) </text:p>
      <text:p text:style-name="P10"><text:s text:c="10"/><text:tab/><text:tab/>{</text:p>
      <text:p text:style-name="P27"><text:s text:c="12"/><text:tab/><text:tab/><text:tab/><text:span text:style-name="T81">io.sockets.in(client.room).emit</text:span><text:span text:style-name="T6">---</text:span><text:span text:style-name="T7">повідомлення в </text:span><text:span text:style-name="T6">текуч</text:span><text:span text:style-name="T7">у</text:span><text:span text:style-name="T6"> кімнат</text:span><text:span text:style-name="T7">у</text:span></text:p>
      <text:p text:style-name="P28"><text:tab/><text:tab/><text:tab/><text:tab/>(</text:p>
      <text:p text:style-name="P28"><text:tab/><text:tab/><text:tab/><text:tab/><text:tab/><text:span text:style-name="T43">"update"</text:span>, <text:span text:style-name="T79">"The owner (" +people_obj[client.id].name + ") removed the room."</text:span></text:p>
      <text:p text:style-name="P28"><text:tab/><text:tab/><text:tab/><text:tab/>);</text:p>
      <text:p text:style-name="P10"><text:s text:c="12"/><text:tab/><text:tab/><text:tab/>var i = 0;</text:p>
      <text:p text:style-name="P10"><text:s text:c="12"/><text:tab/><text:tab/><text:tab/>while(i &lt; clients_array.length) <text:span text:style-name="T83">---</text:span><text:span text:style-name="T84">прокручує список підключених </text:span><text:span text:style-name="T87">клієнтів</text:span></text:p>
      <text:p text:style-name="P10"><text:s text:c="12"/><text:tab/><text:tab/><text:tab/>{</text:p>
      <text:p text:style-name="P10"><text:s text:c="49"/><text:span text:style-name="T91"><text:s/></text:span><text:span text:style-name="T92">client.id <text:s text:c="13"/>client.id</text:span></text:p>
      <text:p text:style-name="P18"><text:s text:c="38"/>список підключених кліентів <text:s text:c="4"/>room_class для даного uuid</text:p>
      <text:p text:style-name="P13"><text:s text:c="14"/><text:tab/><text:tab/><text:tab/><text:tab/>if(clients_array[i].id === room.people[i])</text:p>
      <text:p text:style-name="P14"><text:tab/><text:tab/><text:tab/><text:tab/><text:tab/>{ <text:s text:c="27"/><text:span text:style-name="T91"><text:s/></text:span><text:span text:style-name="T92">client.id </text:span><text:s/></text:p>
      <text:p text:style-name="P15"><text:s/><text:tab/><text:tab/><text:tab/>*****<text:tab/><text:tab/><text:tab/>people_obj[clients_array[i].id].<text:span text:style-name="T94">in</text:span><text:span text:style-name="T56">room</text:span> = null;<text:span text:style-name="T4">--- </text:span><text:span text:style-name="T15">даного клієнта</text:span><text:span text:style-name="T97"> <text:tab/><text:tab/><text:tab/><text:tab/><text:tab/><text:tab/><text:tab/><text:tab/><text:tab/><text:tab/><text:tab/><text:tab/></text:span><text:span text:style-name="T15">позбавити <text:s/>власності кімнати</text:span></text:p>
      <text:p text:style-name="P15"><text:tab/><text:tab/><text:tab/><text:tab/><text:tab/><text:tab/>clients_array[i].leave(room.name);<text:span text:style-name="T4">---</text:span><text:span text:style-name="T89">клієнт</text:span><text:span text:style-name="T9"> покидає кімнату</text:span><text:span text:style-name="T4"> </text:span></text:p>
      <text:p text:style-name="P12"><text:tab/><text:tab/><text:tab/><text:tab/><text:tab/>}</text:p>
      <text:p text:style-name="P10"><text:s text:c="14"/><text:tab/><text:tab/><text:tab/><text:tab/>++i;</text:p>
      <text:p text:style-name="P10"><text:s text:c="12"/><text:tab/><text:tab/><text:tab/>}</text:p>
      <text:p text:style-name="P13"><text:s text:c="12"/><text:tab/><text:tab/><text:tab/>delete rooms_obj[id];<text:span text:style-name="T4">---</text:span><text:span text:style-name="T8">із списку rooms_obj видалити <text:s/></text:span><text:span text:style-name="T4">room_class для даного uuid</text:span></text:p>
      <text:p text:style-name="P14"><text:s text:c="12"/><text:tab/><text:tab/>*****<text:tab/>people_obj[room.owner].<text:span text:style-name="T94">owns</text:span><text:span text:style-name="T57">room</text:span> = null;<text:span text:style-name="T4">---</text:span><text:span text:style-name="T8">в <text:s/>people_obj позначити що </text:span><text:span text:style-name="T10">хто був власник кімнати</text:span><text:span text:style-name="T8"> <text:s text:c="12"/><text:tab/><text:tab/><text:tab/><text:tab/><text:tab/><text:tab/><text:tab/><text:tab/> <text:s text:c="9"/></text:span><text:span text:style-name="T15">що видаляється,</text:span><text:span text:style-name="T8"> вже </text:span><text:span text:style-name="T12">не </text:span><text:span text:style-name="T13">є </text:span><text:span text:style-name="T12">власник</text:span><text:span text:style-name="T8"> </text:span><text:span text:style-name="T15">жадної </text:span><text:span text:style-name="T8">кімнати</text:span></text:p>
      <text:p text:style-name="P10"><text:s text:c="12"/><text:tab/><text:tab/><text:tab/>io.sockets.emit("roomList", {rooms_obj: rooms_obj});<text:span text:style-name="T4">---</text:span><text:span text:style-name="T8">всім поновити </text:span><text:span text:style-name="T15">la vista</text:span><text:span text:style-name="T8"> списку кімнат</text:span></text:p>
      <text:p text:style-name="P10"><text:s text:c="10"/><text:tab/><text:tab/>}</text:p>
      <text:p text:style-name="P10"><text:s text:c="8"/><text:tab/><text:tab/>}</text:p>
      <text:p text:style-name="P10"><text:s text:c="6"/><text:tab/><text:tab/>} </text:p>
      <text:p text:style-name="P10"><text:s text:c="6"/><text:tab/><text:tab/>else { client.emit(<text:span text:style-name="T76">"update", "</text:span><text:span text:style-name="T77">Only the owner can remove a room.</text:span><text:span text:style-name="T76">"</text:span>);}</text:p>
      <text:p text:style-name="P10"><text:s text:c="4"/><text:tab/>}</text:p>
      <text:p text:style-name="P9"><text:span text:style-name="T2"><text:tab/>}); </text:span><text:span text:style-name="T1"><text:s/></text:span></text:p>
      <text:p text:style-name="P30"/>
      <text:p text:style-name="P30"/>
      <text:p text:style-name="P30"/>
      <text:p text:style-name="P30"><text:span text:style-name="T66"><text:tab/></text:span><text:span text:style-name="T54">client.on</text:span><text:span text:style-name="T45">(</text:span><text:span text:style-name="T103">"joinRoom"</text:span><text:span text:style-name="T45">, </text:span><text:span text:style-name="T105">function</text:span><text:span text:style-name="T53">(</text:span><text:span text:style-name="T45">id</text:span><text:span text:style-name="T53">) </text:span></text:p>
      <text:p text:style-name="P30"><text:span text:style-name="T53"><text:tab/></text:span><text:span text:style-name="T45">{ <text:s/></text:span></text:p>
      <text:p text:style-name="P31"><text:span text:style-name="T45"><text:s text:c="4"/><text:tab/></text:span><text:span text:style-name="T105">var </text:span><text:span text:style-name="T45">room </text:span><text:span text:style-name="T66">= </text:span><text:span text:style-name="T45">rooms_obj[id]</text:span><text:span text:style-name="T66">;</text:span><text:span text:style-name="T4">---получаєм room_class для даного uuid</text:span></text:p>
      <text:p text:style-name="P30"><text:span text:style-name="T66"><text:s text:c="4"/><text:tab/></text:span><text:span text:style-name="T105">if </text:span><text:span text:style-name="T45">(client.id </text:span><text:span text:style-name="T66">=== </text:span><text:span text:style-name="T45">room.owner) </text:span></text:p>
      <text:p text:style-name="P36"><text:s text:c="4"/><text:tab/>{</text:p>
      <text:p text:style-name="P30"><text:span text:style-name="T45"><text:s text:c="6"/><text:tab/><text:tab/>client.emit(</text:span><text:span text:style-name="T102">"update"</text:span><text:span text:style-name="T54">, </text:span><text:span text:style-name="T102">"You are the owner of this room and you have already been joined.</text:span><text:span text:style-name="T98">"</text:span><text:span text:style-name="T45">)</text:span><text:span text:style-name="T66">;</text:span></text:p>
      <text:p text:style-name="P30"><text:span text:style-name="T66"><text:s text:c="9"/></text:span><text:span text:style-name="T45">} </text:span></text:p>
      <text:p text:style-name="P30"><text:span text:style-name="T45"><text:s text:c="4"/></text:span><text:tab/><text:span text:style-name="T105">else </text:span></text:p>
      <text:p text:style-name="P30"><text:soft-page-break/><text:span text:style-name="T105"><text:s text:c="4"/><text:tab/></text:span><text:span text:style-name="T45">{ <text:s/></text:span><text:span text:style-name="T113">room_class </text:span><text:span text:style-name="T114">lista</text:span></text:p>
      <text:p text:style-name="P29"><text:span text:style-name="T60"><text:s text:c="6"/></text:span><text:span text:style-name="T111"><text:tab/> <text:s text:c="2"/></text:span><text:span text:style-name="T60">room.people.contains(client.id, </text:span><text:span text:style-name="T107">function</text:span><text:span text:style-name="T55">(</text:span><text:span text:style-name="T60">found</text:span><text:span text:style-name="T55">) </text:span><text:span text:style-name="T14">–-</text:span><text:span text:style-name="T115">para comprobar si </text:span><text:span text:style-name="T116">lista room_class.people</text:span><text:span text:style-name="T115"> contiene </text:span><text:span text:style-name="T116">client.id(текучий кліент),</text:span></text:p>
      <text:p text:style-name="P29"><text:span text:style-name="T116"><text:s text:c="128"/>аргумент <text:s/></text:span><text:span text:style-name="T118">found </text:span><text:span text:style-name="T117">есть резутьтат от єтого будет true o false</text:span></text:p>
      <text:p text:style-name="P30"><text:span text:style-name="T53"><text:s text:c="6"/><text:tab/> <text:s text:c="2"/></text:span><text:span text:style-name="T45">{</text:span></text:p>
      <text:p text:style-name="P30"><text:span text:style-name="T45"><text:s text:c="14"/></text:span><text:s/><text:span text:style-name="T105">if </text:span><text:span text:style-name="T45">(found) { client.emit(</text:span><text:span text:style-name="T102">"update"</text:span><text:span text:style-name="T45">, </text:span><text:span text:style-name="T98">"You have already joined this room."</text:span><text:span text:style-name="T45">)</text:span><text:span text:style-name="T66">; </text:span><text:span text:style-name="T45">} </text:span></text:p>
      <text:p text:style-name="P30"><text:span text:style-name="T45"><text:s text:c="15"/></text:span><text:span text:style-name="T105">else </text:span></text:p>
      <text:p text:style-name="P30"><text:span text:style-name="T105"><text:s text:c="15"/></text:span><text:span text:style-name="T45">{</text:span></text:p>
      <text:p text:style-name="P30"><text:span text:style-name="T45"><text:s text:c="7"/>***** <text:s text:c="4"/><text:tab/> <text:s/></text:span><text:span text:style-name="T105">if </text:span><text:span text:style-name="T45">(people_obj[client.id].</text:span><text:span text:style-name="T11">in</text:span><text:span text:style-name="T45">room </text:span><text:span text:style-name="T66">!== </text:span><text:span text:style-name="T109">null</text:span><text:span text:style-name="T45">)</text:span><text:span text:style-name="T19">---</text:span><text:span text:style-name="T20">чи текучий кліент є включений в іншу кімнату</text:span></text:p>
      <text:p text:style-name="P30"><text:s text:c="12"/><text:tab/> <text:s/><text:span text:style-name="T45">{ </text:span></text:p>
      <text:p text:style-name="P32"><text:span text:style-name="T45"><text:s text:c="14"/></text:span><text:tab/> <text:s text:c="4"/><text:span text:style-name="T45">client.emit(</text:span><text:span text:style-name="T102">"update"</text:span><text:span text:style-name="T45">, </text:span><text:span text:style-name="T98">"You are already in a room ("</text:span><text:span text:style-name="T66">+</text:span><text:span text:style-name="T45">rooms_obj[people_obj[client.id].inroom].name</text:span><text:span text:style-name="T66">+</text:span><text:span text:style-name="T98">"),</text:span></text:p>
      <text:p text:style-name="P50"><text:span text:style-name="T98"><text:s text:c="76"/>please leave it first to join another room.</text:span><text:span text:style-name="T104">&lt;br&gt;</text:span><text:span text:style-name="T98">"</text:span><text:span text:style-name="T45">)</text:span><text:span text:style-name="T66">;</text:span></text:p>
      <text:p text:style-name="P30"><text:span text:style-name="T66"><text:s text:c="12"/><text:tab/> <text:s/></text:span><text:span text:style-name="T45">} </text:span></text:p>
      <text:p text:style-name="P30"><text:span text:style-name="T45"><text:s text:c="12"/><text:tab/> <text:s/></text:span><text:span text:style-name="T105">else </text:span></text:p>
      <text:p text:style-name="P30"><text:span text:style-name="T105"><text:s text:c="12"/></text:span><text:tab/> <text:s/><text:span text:style-name="T45">{</text:span></text:p>
      <text:p text:style-name="P30"><text:span text:style-name="T45"><text:s text:c="22"/>room.addPerson(client.id)</text:span><text:span text:style-name="T66">;</text:span></text:p>
      <text:p text:style-name="P30"><text:span text:style-name="T66"><text:s text:c="10"/>*****<text:tab/> <text:s text:c="4"/></text:span><text:span text:style-name="T45">people_obj[client.id].</text:span><text:span text:style-name="T11">in</text:span><text:span text:style-name="T45">room </text:span><text:span text:style-name="T66">= </text:span><text:span text:style-name="T45">id</text:span><text:span text:style-name="T66">;</text:span><text:span text:style-name="T4">---</text:span><text:span text:style-name="T31">uuid <text:s/></text:span><text:span text:style-name="T32">текучого</text:span><text:span text:style-name="T31"> </text:span><text:span text:style-name="T32">клієнта роблять власником кімнати</text:span></text:p>
      <text:p text:style-name="P30"><text:span text:style-name="T66"><text:s text:c="10"/><text:tab/> <text:s text:c="4"/></text:span><text:span text:style-name="T45">client.room </text:span><text:span text:style-name="T66">= </text:span><text:span text:style-name="T45">room.name</text:span><text:span text:style-name="T66">;</text:span><text:span text:style-name="T4">---</text:span><text:span text:style-name="T32">текучим імям кімнати стає імя кімнати до якої приєднуємося</text:span></text:p>
      <text:p text:style-name="P33"><text:span text:style-name="T45"><text:s text:c="10"/><text:tab/> <text:s text:c="4"/>client.join(client.room)</text:span><text:span text:style-name="T66">; </text:span><text:span text:style-name="T19">---</text:span><text:span text:style-name="T21">текучий</text:span><text:span text:style-name="T20"> </text:span><text:span text:style-name="T21">клієнт робить join до кімнати з текучим імям </text:span></text:p>
      <text:p text:style-name="P34"><text:s text:c="10"/><text:tab/> <text:s text:c="4"/><text:span text:style-name="T119">user</text:span><text:span text:style-name="T45"> </text:span><text:span text:style-name="T66">= </text:span><text:span text:style-name="T45">people_obj[client.id]</text:span><text:span text:style-name="T66">;</text:span><text:span text:style-name="T4">---</text:span><text:span text:style-name="T119">user</text:span><text:span text:style-name="T4"> =={"name" : name, "room" : roomID(uuid)} <text:s text:c="2"/></text:span><text:span text:style-name="T112">room_class для даного uuid </text:span></text:p>
      <text:p text:style-name="P30"><text:span text:style-name="T66"><text:s text:c="10"/><text:tab/> <text:s text:c="4"/></text:span><text:span text:style-name="T45">io.sockets.</text:span><text:span text:style-name="T66">in</text:span><text:span text:style-name="T45">(client.room).emit(</text:span><text:span text:style-name="T102">"update"</text:span><text:span text:style-name="T45">, </text:span><text:span text:style-name="T119">user</text:span><text:span text:style-name="T45">.name </text:span><text:span text:style-name="T66">+ </text:span><text:span text:style-name="T98">" has connected to "</text:span> <text:span text:style-name="T66">+ </text:span><text:span text:style-name="T45">room.name </text:span><text:span text:style-name="T66">+ </text:span><text:span text:style-name="T98">" room.</text:span><text:span text:style-name="T104">&lt;br&gt;</text:span><text:span text:style-name="T98">"</text:span><text:span text:style-name="T45">)</text:span><text:span text:style-name="T66">;</text:span></text:p>
      <text:p text:style-name="P30"><text:span text:style-name="T66"><text:s text:c="10"/><text:tab/> <text:s text:c="4"/></text:span><text:span text:style-name="T45">client.emit(</text:span><text:span text:style-name="T102">"update"</text:span><text:span text:style-name="T45">, </text:span><text:span text:style-name="T98">"Welcome to "</text:span> <text:span text:style-name="T66">+ </text:span><text:span text:style-name="T45">room.name </text:span><text:span text:style-name="T66">+ </text:span><text:span text:style-name="T98">"."</text:span><text:span text:style-name="T45">)</text:span><text:span text:style-name="T66">;</text:span></text:p>
      <text:p text:style-name="P30"><text:span text:style-name="T66"><text:s text:c="10"/><text:tab/> <text:s text:c="4"/></text:span><text:span text:style-name="T45">client.emit(</text:span><text:span text:style-name="T102">"sendRoomID"</text:span><text:span text:style-name="T45">, {id: id</text:span><text:span text:style-name="T61">(uuid)</text:span><text:span text:style-name="T45">})</text:span><text:span text:style-name="T66">;</text:span><text:span text:style-name="T93">---</text:span><text:span text:style-name="T96">можливо щоб виділити кімнату як актуальна на стороні клієнта</text:span></text:p>
      <text:p text:style-name="P30"><text:span text:style-name="T66"><text:s text:c="11"/><text:tab/> <text:s/></text:span><text:span text:style-name="T45">}</text:span></text:p>
      <text:p text:style-name="P36"><text:s text:c="16"/>}</text:p>
      <text:p text:style-name="P30"><text:span text:style-name="T45"><text:s text:c="6"/><text:tab/> <text:s text:c="2"/>})</text:span><text:span text:style-name="T66">;</text:span></text:p>
      <text:p text:style-name="P30"><text:span text:style-name="T66"><text:s text:c="4"/><text:tab/></text:span><text:span text:style-name="T45">}</text:span></text:p>
      <text:p text:style-name="P30"><text:span text:style-name="T45"><text:s text:c="3"/>})</text:span><text:span text:style-name="T66">;</text:span></text:p>
      <text:p text:style-name="P21"><text:span text:style-name="T54">client.on(</text:span><text:span text:style-name="T103">"leaveRoom"</text:span><text:span text:style-name="T45">, </text:span><text:span text:style-name="T105">function</text:span><text:span text:style-name="T53">(</text:span><text:span text:style-name="T45">id</text:span><text:span text:style-name="T53">) </text:span></text:p>
      <text:p text:style-name="P26">{ <text:s/></text:p>
      <text:p text:style-name="P22"><text:span text:style-name="T45"><text:s text:c="2"/></text:span><text:span text:style-name="T105">var </text:span><text:span text:style-name="T45">room </text:span><text:span text:style-name="T66">= </text:span><text:span text:style-name="T45">rooms_obj[id]</text:span><text:span text:style-name="T66">;</text:span><text:span text:style-name="T33">---получаєм room_class для даного uuid</text:span></text:p>
      <text:p text:style-name="P21"><text:span text:style-name="T66"><text:s text:c="2"/></text:span><text:span text:style-name="T105">if </text:span><text:span text:style-name="T45">(client.id </text:span><text:span text:style-name="T66">=== </text:span><text:span text:style-name="T45">room.owner)</text:span><text:span text:style-name="T4"> –--</text:span><text:span text:style-name="T34">якщо текучий кліент є власником кімнати</text:span></text:p>
      <text:p text:style-name="P26"><text:s text:c="2"/>{</text:p>
      <text:p text:style-name="P21"><text:span text:style-name="T45"><text:s text:c="4"/></text:span><text:span text:style-name="T105">var </text:span><text:span text:style-name="T45">i </text:span><text:span text:style-name="T66">= </text:span><text:span text:style-name="T120">0</text:span><text:span text:style-name="T66">;</text:span></text:p>
      <text:p text:style-name="P22"><text:span text:style-name="T66"><text:s text:c="4"/></text:span><text:span text:style-name="T105">while</text:span><text:span text:style-name="T45">(i </text:span><text:span text:style-name="T66">&lt; </text:span><text:span text:style-name="T45">clients_array.length)</text:span><text:span text:style-name="T62"> </text:span><text:span text:style-name="T85">---</text:span><text:span text:style-name="T86">прокручує список підключених </text:span><text:span text:style-name="T88">клієнтів</text:span><text:span text:style-name="T45"> </text:span></text:p>
      <text:p text:style-name="P26"><text:s text:c="4"/>{</text:p>
      <text:p text:style-name="P16"><text:s text:c="13"/><text:span text:style-name="T92">client.id <text:s text:c="13"/>client.id</text:span></text:p>
      <text:p text:style-name="P19"><text:s text:c="2"/>список підключених кліентів <text:s text:c="4"/>room_class для даного uuid</text:p>
      <text:p text:style-name="P21"><text:span text:style-name="T45"><text:s text:c="6"/></text:span><text:span text:style-name="T105">if</text:span><text:span text:style-name="T45">(clients_array[i].id </text:span><text:span text:style-name="T66">== </text:span><text:span text:style-name="T45">room.people[i]) </text:span></text:p>
      <text:p text:style-name="P26"><text:s text:c="6"/>{</text:p>
      <text:p text:style-name="P21"><text:span text:style-name="T45"><text:s text:c="8"/>people_obj[clients_array[i].id].</text:span><text:span text:style-name="T94">in</text:span><text:span text:style-name="T45">room </text:span><text:span text:style-name="T66">= </text:span><text:span text:style-name="T109">null</text:span><text:span text:style-name="T66">;</text:span><text:span text:style-name="T17">--- даного клієнта</text:span><text:span text:style-name="T69"> <text:s text:c="2"/></text:span><text:span text:style-name="T17">позбавити <text:s/>власності кімнати</text:span></text:p>
      <text:p text:style-name="P21"><text:span text:style-name="T66"><text:s text:c="8"/></text:span><text:span text:style-name="T45">clients_array[i].leave(room.name)</text:span><text:span text:style-name="T66">;</text:span><text:span text:style-name="T68"> <text:s/></text:span><text:span text:style-name="T16">---</text:span><text:span text:style-name="T90">клієнт</text:span><text:span text:style-name="T18"> покидає кімнату</text:span><text:span text:style-name="T16"> </text:span></text:p>
      <text:p text:style-name="P21"><text:span text:style-name="T66"><text:s text:c="6"/></text:span><text:span text:style-name="T45">}</text:span></text:p>
      <text:p text:style-name="P21"><text:span text:style-name="T45"><text:s text:c="6"/></text:span><text:span text:style-name="T66">++</text:span><text:span text:style-name="T45">i</text:span><text:span text:style-name="T66">;</text:span></text:p>
      <text:p text:style-name="P25"><text:span text:style-name="T70"><text:s text:c="4"/></text:span><text:span text:style-name="T63">}</text:span></text:p>
      <text:p text:style-name="P21"><text:span text:style-name="T45"><text:s text:c="4"/></text:span><text:span text:style-name="T66">delete </text:span><text:span text:style-name="T45">rooms_obj[id]</text:span><text:span text:style-name="T66">;</text:span></text:p>
      <text:p text:style-name="P21"/>
      <text:p text:style-name="P23"><text:span text:style-name="T66"><text:s text:c="4"/></text:span><text:span text:style-name="T45">people_obj[room.owner].</text:span><text:span text:style-name="T94">owns</text:span><text:span text:style-name="T58">room</text:span><text:span text:style-name="T45"> </text:span><text:span text:style-name="T66">= </text:span><text:span text:style-name="T109">null</text:span><text:span text:style-name="T66">;</text:span><text:span text:style-name="T19">---</text:span><text:span text:style-name="T22">в <text:s/>people_obj позначити що </text:span><text:span text:style-name="T23">хто був власник кімнати</text:span><text:span text:style-name="T22"> <text:s text:c="2"/></text:span><text:span text:style-name="T24">що видаляється,</text:span><text:span text:style-name="T22"> вже </text:span><text:span text:style-name="T26">не власник </text:span></text:p>
      <text:p text:style-name="P23"><text:span text:style-name="T26"><text:s text:c="116"/></text:span><text:span text:style-name="T27">жадної </text:span><text:span text:style-name="T26">кімнати</text:span><text:span text:style-name="T25"> <text:s text:c="13"/></text:span></text:p>
      <text:p text:style-name="P21"><text:s text:c="4"/><text:span text:style-name="T45">io.sockets.emit(</text:span><text:span text:style-name="T102">"roomList"</text:span><text:span text:style-name="T45">, {rooms_obj: rooms_obj})</text:span><text:span text:style-name="T66">;</text:span></text:p>
      <text:p text:style-name="P35"><text:span text:style-name="T119"><text:s text:c="4"/>user</text:span><text:span text:style-name="T45"> </text:span><text:span text:style-name="T66">= </text:span><text:span text:style-name="T45">people_obj[client.id]</text:span><text:span text:style-name="T66">;</text:span><text:span text:style-name="T4">---</text:span><text:span text:style-name="T119">user</text:span><text:span text:style-name="T4"> =={"name" : name, "room" : roomID(uuid)}</text:span></text:p>
      <text:p text:style-name="P21"><text:span text:style-name="T66"><text:s text:c="4"/></text:span><text:span text:style-name="T45">io.sockets.</text:span><text:span text:style-name="T66">in</text:span><text:span text:style-name="T45">(client.room).emit(</text:span><text:span text:style-name="T102">"update"</text:span><text:span text:style-name="T54">, </text:span><text:span text:style-name="T102">"The owner ("</text:span><text:span text:style-name="T3"> </text:span><text:span text:style-name="T71">+</text:span><text:span text:style-name="T54">user.name </text:span><text:span text:style-name="T71">+ </text:span><text:span text:style-name="T102">") is leaving the room. The room is removed."</text:span><text:span text:style-name="T54">)</text:span><text:span text:style-name="T66">;</text:span></text:p>
      <text:p text:style-name="P21"><text:span text:style-name="T66"><text:s text:c="2"/></text:span><text:span text:style-name="T45">} </text:span></text:p>
      <text:p text:style-name="P24"><text:span text:style-name="T45"><text:s text:c="2"/></text:span><text:span text:style-name="T105">else </text:span><text:span text:style-name="T4"><text:s/>–--</text:span><text:span text:style-name="T34">якщо текучий кліент не є власником кімнати</text:span></text:p>
      <text:p text:style-name="P21"><text:span text:style-name="T105"><text:s text:c="2"/></text:span><text:span text:style-name="T45">{</text:span></text:p>
      <text:p text:style-name="P21"><text:span text:style-name="T45"><text:s text:c="6"/>room.people.contains(client.id, </text:span><text:span text:style-name="T105">function</text:span><text:span text:style-name="T53">(</text:span><text:span text:style-name="T45">found</text:span><text:span text:style-name="T53">)</text:span><text:span text:style-name="T28">--- </text:span><text:span text:style-name="T29">якщо room_class.people вміщає текучий обєкт то found=true</text:span></text:p>
      <text:p text:style-name="P21"><text:span text:style-name="T53"><text:s text:c="6"/></text:span><text:span text:style-name="T45">{</text:span></text:p>
      <text:p text:style-name="P21"><text:span text:style-name="T45"><text:s text:c="8"/></text:span><text:span text:style-name="T105">if </text:span><text:span text:style-name="T45">(found) </text:span><text:span text:style-name="T73">//make sure that the client is in fact part of this room</text:span></text:p>
      <text:p text:style-name="P21"><text:s text:c="8"/><text:span text:style-name="T45">{ </text:span></text:p>
      <text:p text:style-name="P21"><text:span text:style-name="T45"><text:s text:c="8"/></text:span><text:s text:c="2"/><text:span text:style-name="T105">var </text:span><text:span text:style-name="T45">personIndex </text:span><text:span text:style-name="T66">= </text:span><text:span text:style-name="T45">room.people.indexOf(client.id)</text:span><text:span text:style-name="T66">;</text:span></text:p>
      <text:p text:style-name="P21"><text:span text:style-name="T66"><text:s text:c="10"/></text:span><text:span text:style-name="T82">room</text:span><text:span text:style-name="T45">.people.splice(personIndex, </text:span><text:span text:style-name="T120">1</text:span><text:span text:style-name="T45">)</text:span><text:span text:style-name="T66">;</text:span><text:span text:style-name="T4">--- </text:span><text:span text:style-name="T35">з room_class.people виключаємо текучого клієнта </text:span></text:p>
      <text:p text:style-name="P21"><text:span text:style-name="T66"><text:s text:c="10"/></text:span><text:span text:style-name="T45">io.sockets.emit(</text:span><text:span text:style-name="T102">"update"</text:span><text:span text:style-name="T45">, </text:span><text:span text:style-name="T82">people_obj</text:span><text:span text:style-name="T45">[client.id].name </text:span><text:span text:style-name="T66">+ </text:span><text:span text:style-name="T98">" has left the room."</text:span><text:span text:style-name="T45">)</text:span><text:span text:style-name="T66">;</text:span></text:p>
      <text:p text:style-name="P21"><text:span text:style-name="T66"><text:s text:c="10"/></text:span><text:span text:style-name="T45">client.leave(room.name)</text:span><text:span text:style-name="T66">;</text:span><text:span text:style-name="T4">---</text:span><text:span text:style-name="T35">вийти з кімнати</text:span></text:p>
      <text:p text:style-name="P21"><text:span text:style-name="T66"><text:s text:c="8"/></text:span><text:span text:style-name="T45">}</text:span></text:p>
      <text:p text:style-name="P21"><text:span text:style-name="T45"><text:s text:c="5"/>})</text:span><text:span text:style-name="T66">;</text:span></text:p>
      <text:p text:style-name="P21"><text:span text:style-name="T66"><text:s text:c="3"/></text:span><text:span text:style-name="T45">}</text:span></text:p>
      <text:p text:style-name="P21"><text:span text:style-name="T45">})</text:span><text:span text:style-name="T66">;</text:span></text:p>
      <text:p text:style-name="P37"><text:span text:style-name="T67"><text:tab/></text:span><text:span text:style-name="T50">client.on</text:span><text:span text:style-name="T46">(</text:span><text:span text:style-name="T100">"send"</text:span><text:span text:style-name="T46">, </text:span><text:span text:style-name="T106">function</text:span><text:span text:style-name="T49">(</text:span><text:span text:style-name="T46">msg</text:span><text:span text:style-name="T49">) <text:s text:c="36"/></text:span><text:span text:style-name="T37"><text:s text:c="2"/>–-</text:span><text:span text:style-name="T30">client.room = 'myroom';---текуча кімната</text:span></text:p>
      <text:p text:style-name="P40"><text:span text:style-name="T51"><text:tab/></text:span><text:span text:style-name="T52">{ <text:s text:c="10"/></text:span><text:span text:style-name="T121"><text:s/>client.adapter.rooms</text:span><text:span text:style-name="T122">[client.room][client.id]</text:span></text:p>
      <text:p text:style-name="P41"/>
      <text:p text:style-name="P38"><text:span text:style-name="T46"><text:s text:c="2"/><text:tab/><text:tab/></text:span><text:span text:style-name="T106">if </text:span><text:span text:style-name="T46">(io.sockets.manager.roomClients[client.id][</text:span><text:span text:style-name="T99">'/'</text:span><text:span text:style-name="T67">+</text:span><text:span text:style-name="T46">client.room] </text:span><text:span text:style-name="T67">!== </text:span><text:span text:style-name="T108">undefined </text:span><text:span text:style-name="T46">) </text:span></text:p>
      <text:p text:style-name="P41"><text:s text:c="2"/><text:tab/><text:tab/>{</text:p>
      <text:p text:style-name="P39"><text:span text:style-name="T46"><text:s text:c="4"/><text:tab/><text:tab/> <text:s text:c="2"/>io.sockets.</text:span><text:span text:style-name="T67">in</text:span><text:span text:style-name="T46">(client.room).emit(</text:span><text:span text:style-name="T101">"chat"</text:span><text:span text:style-name="T46">, people_obj[client.id], msg)</text:span><text:span text:style-name="T67">;</text:span><text:span text:style-name="T36">---</text:span><text:span text:style-name="T38">{"name" : name, "room" : roomID(uuid)}</text:span></text:p>
      <text:p text:style-name="P38"><text:span text:style-name="T67"><text:s text:c="2"/><text:tab/><text:tab/></text:span><text:span text:style-name="T46">} </text:span></text:p>
      <text:p text:style-name="P38"><text:span text:style-name="T46"><text:s text:c="2"/><text:tab/><text:tab/></text:span><text:span text:style-name="T106">else </text:span><text:span text:style-name="T46">{ client.emit(</text:span><text:span text:style-name="T101">"update"</text:span><text:span text:style-name="T46">, </text:span><text:span text:style-name="T99">"Please connect to a room."</text:span><text:span text:style-name="T46">)</text:span><text:span text:style-name="T67">;</text:span><text:span text:style-name="T46">}</text:span></text:p>
      <text:p text:style-name="P38"><text:span text:style-name="T46"><text:tab/>})</text:span><text:span text:style-name="T67">;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2"/>
      <text:p text:style-name="P42"><text:span text:style-name="T71"><text:s text:c="2"/></text:span><text:span text:style-name="T54">client.on(</text:span><text:span text:style-name="T103">"disconnect"</text:span><text:span text:style-name="T54">,</text:span><text:span text:style-name="T45"> </text:span><text:span text:style-name="T105">function</text:span><text:span text:style-name="T53">() </text:span></text:p>
      <text:p text:style-name="P43"><text:span text:style-name="T53"><text:s text:c="2"/></text:span><text:span text:style-name="T45">{ <text:s/></text:span></text:p>
      <text:p text:style-name="P43"><text:span text:style-name="T45"><text:s text:c="4"/><text:tab/></text:span><text:span text:style-name="T105">if </text:span><text:span text:style-name="T45">(people_obj[client.id])</text:span><text:span text:style-name="T4"> –-</text:span><text:span text:style-name="T39">якщо в списку піпел є текучий клієнт</text:span></text:p>
      <text:p text:style-name="P48"><text:s text:c="4"/><text:tab/>{</text:p>
      <text:p text:style-name="P43"><text:span text:style-name="T45"><text:s text:c="6"/><text:tab/><text:tab/></text:span><text:span text:style-name="T105">if </text:span><text:span text:style-name="T45">(people_obj[client.id].</text:span><text:span text:style-name="T11">in</text:span><text:span text:style-name="T45">room </text:span><text:span text:style-name="T66">=== </text:span><text:span text:style-name="T109">null</text:span><text:span text:style-name="T45">)</text:span><text:span text:style-name="T4">---</text:span><text:span text:style-name="T40">текучий клієнт не є власником якоїсь кімнати</text:span><text:span text:style-name="T4"> </text:span></text:p>
      <text:p text:style-name="P48"><text:s text:c="6"/><text:tab/><text:tab/>{</text:p>
      <text:p text:style-name="P43"><text:span text:style-name="T45"><text:s text:c="7"/><text:tab/><text:tab/> <text:s text:c="2"/>io.sockets.emit(</text:span><text:span text:style-name="T102">"update"</text:span><text:span text:style-name="T45">, people_obj[client.id].name </text:span><text:span text:style-name="T66">+ </text:span><text:span text:style-name="T98">" has left the server."</text:span><text:span text:style-name="T45">)</text:span><text:span text:style-name="T66">;</text:span></text:p>
      <text:p text:style-name="P43"><text:span text:style-name="T66"><text:s text:c="8"/><text:tab/><text:tab/> <text:s text:c="2"/>delete </text:span><text:span text:style-name="T45">people_obj[client.id]</text:span><text:span text:style-name="T66">;</text:span></text:p>
      <text:p text:style-name="P43"><text:span text:style-name="T66"><text:s text:c="8"/><text:tab/><text:tab/> <text:s text:c="2"/></text:span><text:span text:style-name="T45">io.sockets.emit(</text:span><text:span text:style-name="T98">"</text:span><text:span text:style-name="T102">update-people"</text:span><text:span text:style-name="T45">, people_obj)</text:span><text:span text:style-name="T66">;</text:span></text:p>
      <text:p text:style-name="P43"><text:span text:style-name="T66"><text:s text:c="6"/><text:tab/><text:tab/></text:span><text:span text:style-name="T45">} </text:span></text:p>
      <text:p text:style-name="P44"><text:span text:style-name="T45"><text:s text:c="6"/><text:tab/><text:tab/></text:span><text:span text:style-name="T105">else</text:span><text:span text:style-name="T4">---</text:span><text:span text:style-name="T40">текучий клієнт є власником якоїсь кімнати</text:span><text:span text:style-name="T4"> </text:span><text:span text:style-name="T105"><text:s/></text:span></text:p>
      <text:p text:style-name="P46"><text:span text:style-name="T45"><text:s text:c="6"/></text:span><text:tab/><text:tab/><text:span text:style-name="T45">{ <text:s text:c="52"/></text:span><text:span text:style-name="T4">---{"name" : name, "room" : roomID-(uuid)}</text:span></text:p>
      <text:p text:style-name="P46"><text:span text:style-name="T45"><text:s text:c="8"/><text:tab/><text:tab/> <text:s text:c="2"/></text:span><text:span text:style-name="T105">if </text:span><text:span text:style-name="T45">(people_obj[client.id].</text:span><text:span text:style-name="T11">owns</text:span><text:span text:style-name="T59">room</text:span><text:span text:style-name="T45"> </text:span><text:span text:style-name="T66">!== </text:span><text:span text:style-name="T109">null</text:span><text:span text:style-name="T45">)</text:span><text:span text:style-name="T4">---</text:span><text:span text:style-name="T40">текучий клієнт є власником якоїсь кімнати</text:span><text:span text:style-name="T41">(se repite)</text:span><text:span text:style-name="T45"> </text:span></text:p>
      <text:p text:style-name="P45"><text:span text:style-name="T45"><text:s text:c="8"/><text:tab/><text:tab/> <text:s text:c="2"/>{ <text:s text:c="40"/></text:span><text:span text:style-name="T123"><text:s/></text:span><text:span text:style-name="T91">"room" : roomID(uuid)</text:span></text:p>
      <text:p text:style-name="P45"><text:span text:style-name="T45"><text:s text:c="10"/><text:tab/> <text:s text:c="4"/></text:span><text:span text:style-name="T105">var </text:span><text:span text:style-name="T45">room</text:span><text:span text:style-name="T66">= </text:span><text:span text:style-name="T45">rooms_obj[people_obj[client.id].</text:span><text:span text:style-name="T11">owns</text:span><text:span text:style-name="T59">room </text:span><text:span text:style-name="T45">]</text:span><text:span text:style-name="T66">;</text:span><text:span text:style-name="T4">---</text:span><text:span text:style-name="T41">получаємо room_class який належить текучому кліенту</text:span></text:p>
      <text:p text:style-name="P46"><text:span text:style-name="T66"><text:s text:c="10"/><text:tab/> <text:s text:c="4"/></text:span><text:span text:style-name="T105">if </text:span><text:span text:style-name="T45">(client.id </text:span><text:span text:style-name="T66">=== </text:span><text:span text:style-name="T45">room.owner) </text:span><text:span text:style-name="T4">---</text:span><text:span text:style-name="T41">якщо текучий кліент є власником цього <text:s/>room_class</text:span></text:p>
      <text:p text:style-name="P48"><text:s text:c="10"/><text:tab/> <text:s text:c="4"/>{</text:p>
      <text:p text:style-name="P43"><text:span text:style-name="T45"><text:s text:c="12"/><text:tab/> <text:s text:c="7"/></text:span><text:span text:style-name="T105">var </text:span><text:span text:style-name="T45">i </text:span><text:span text:style-name="T66">= </text:span><text:span text:style-name="T120">0</text:span><text:span text:style-name="T66">;</text:span></text:p>
      <text:p text:style-name="P46"><text:span text:style-name="T66"><text:s text:c="12"/><text:tab/> <text:s text:c="7"/></text:span><text:span text:style-name="T105">while</text:span><text:span text:style-name="T45">(i </text:span><text:span text:style-name="T66">&lt; </text:span><text:span text:style-name="T45">clients_array.length) </text:span><text:span text:style-name="T62"><text:s/></text:span><text:span text:style-name="T85">---</text:span><text:span text:style-name="T86">прокручує список підключених </text:span><text:span text:style-name="T88">клієнтів</text:span></text:p>
      <text:p text:style-name="P48"><text:s text:c="12"/><text:tab/> <text:s text:c="7"/>{</text:p>
      <text:p text:style-name="P17"><text:s text:c="36"/><text:span text:style-name="T92">client.id <text:s text:c="13"/>client.id</text:span></text:p>
      <text:p text:style-name="P20"><text:s text:c="25"/>список підключених кліентів <text:s text:c="4"/>room_class для даного uuid</text:p>
      <text:p text:style-name="P43"><text:span text:style-name="T45"><text:s text:c="14"/><text:tab/><text:tab/> <text:s text:c="2"/></text:span><text:span text:style-name="T105">if </text:span><text:span text:style-name="T45">(clients_array[i].id </text:span><text:span text:style-name="T66">=== </text:span><text:span text:style-name="T45">room.people[i]) </text:span></text:p>
      <text:p text:style-name="P48"><text:s text:c="14"/><text:tab/><text:tab/> <text:s text:c="2"/>{ </text:p>
      <text:p text:style-name="P46"><text:span text:style-name="T45"><text:s text:c="14"/><text:tab/><text:tab/> <text:s text:c="5"/>people_obj[clients_array[i].id].</text:span><text:span text:style-name="T95">in</text:span><text:span text:style-name="T65">room </text:span><text:span text:style-name="T72">= </text:span><text:span text:style-name="T110">null</text:span><text:span text:style-name="T72">;</text:span><text:span text:style-name="T17">--- даного клієнта</text:span><text:span text:style-name="T69"> <text:s text:c="2"/></text:span><text:span text:style-name="T17">позбавити <text:s/>власності кімнати</text:span><text:span text:style-name="T66"> </text:span></text:p>
      <text:p text:style-name="P46"><text:span text:style-name="T66"><text:s text:c="32"/></text:span><text:span text:style-name="T45">clients_array[i].leave(room.name)</text:span><text:span text:style-name="T66">;</text:span><text:span text:style-name="T68"> <text:s/></text:span><text:span text:style-name="T16">---</text:span><text:span text:style-name="T90">клієнт</text:span><text:span text:style-name="T18"> покидає кімнату</text:span><text:span text:style-name="T16"> </text:span><text:span text:style-name="T66"><text:s/></text:span></text:p>
      <text:p text:style-name="P43"><text:span text:style-name="T66"><text:s text:c="14"/><text:tab/><text:tab/> <text:s text:c="2"/></text:span><text:span text:style-name="T45">}</text:span></text:p>
      <text:p text:style-name="P43"><text:span text:style-name="T45"><text:s text:c="13"/><text:tab/><text:tab/> <text:s text:c="2"/></text:span><text:span text:style-name="T64">=</text:span><text:span text:style-name="T45"> </text:span><text:span text:style-name="T66">++</text:span><text:span text:style-name="T45">i</text:span><text:span text:style-name="T66">;</text:span></text:p>
      <text:p text:style-name="P46"><text:span text:style-name="T66"><text:s text:c="12"/><text:tab/> <text:s text:c="7"/></text:span><text:span text:style-name="T45">} <text:s text:c="25"/></text:span><text:span text:style-name="T91">"room" : roomID(uuid)</text:span></text:p>
      <text:p text:style-name="P47"><text:span text:style-name="T45"><text:s text:c="12"/><text:tab/> <text:s text:c="7"/></text:span><text:span text:style-name="T66">delete </text:span><text:span text:style-name="T45">rooms_obj[people_obj[client.id].</text:span><text:span text:style-name="T11">owns</text:span><text:span text:style-name="T59">room </text:span><text:span text:style-name="T45">]</text:span><text:span text:style-name="T66">;</text:span><text:span text:style-name="T4">---</text:span><text:span text:style-name="T42">збити </text:span><text:span text:style-name="T41"><text:s/>room_class</text:span></text:p>
      <text:p text:style-name="P43"><text:span text:style-name="T66"><text:s text:c="10"/><text:tab/> <text:s text:c="2"/></text:span><text:span text:style-name="T45">}</text:span></text:p>
      <text:p text:style-name="P48"><text:s text:c="8"/><text:tab/><text:tab/>}</text:p>
      <text:p text:style-name="P43"><text:span text:style-name="T45"><text:s text:c="8"/><text:tab/><text:tab/>io.sockets.emit(</text:span><text:span text:style-name="T102">"update"</text:span><text:span text:style-name="T45">, people_obj[client.id].name </text:span><text:span text:style-name="T66">+ </text:span><text:span text:style-name="T98">" has left the server."</text:span><text:span text:style-name="T45">)</text:span><text:span text:style-name="T66">;</text:span></text:p>
      <text:p text:style-name="P43"><text:span text:style-name="T66"><text:s text:c="8"/><text:tab/><text:tab/>delete </text:span><text:span text:style-name="T45">people_obj[client.id]</text:span><text:span text:style-name="T66">;</text:span><text:span text:style-name="T4">---</text:span><text:span text:style-name="T42">вибити текучого кліента з списку людей</text:span></text:p>
      <text:p text:style-name="P43"><text:span text:style-name="T66"><text:s text:c="8"/><text:tab/><text:tab/></text:span><text:span text:style-name="T45">io.sockets.emit(</text:span><text:span text:style-name="T102">"update-people"</text:span><text:span text:style-name="T45">, people_obj)</text:span><text:span text:style-name="T66">;</text:span></text:p>
      <text:p text:style-name="P43"><text:span text:style-name="T66"><text:s text:c="8"/><text:tab/><text:tab/></text:span><text:span text:style-name="T45">io.sockets.emit(</text:span><text:span text:style-name="T102">"roomList"</text:span><text:span text:style-name="T45">, {rooms_obj: rooms_obj})</text:span><text:span text:style-name="T66">;</text:span></text:p>
      <text:p text:style-name="P43"><text:span text:style-name="T66"><text:s text:c="5"/><text:tab/> </text:span><text:span text:style-name="T45">}</text:span></text:p>
      <text:p text:style-name="P48"><text:s text:c="3"/>}</text:p>
      <text:p text:style-name="P43"><text:span text:style-name="T45"><text:s/>})</text:span><text:span text:style-name="T66">;</text:span></text:p>
      <text:p text:style-name="P49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oto Serif" svg:font-family="'Noto Serif', serif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2cm" fo:margin-bottom="0.501cm" fo:margin-left="0.787cm" fo:margin-right="0.8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8T08:30:59.587137775</meta:creation-date>
    <dc:date>2015-03-30T08:19:43.143768651</dc:date>
    <meta:editing-duration>PT57M59S</meta:editing-duration>
    <meta:editing-cycles>9</meta:editing-cycles>
    <meta:generator>LibreOffice/4.3.3.2$Linux_x86 LibreOffice_project/430m0$Build-2</meta:generator>
    <meta:document-statistic meta:table-count="0" meta:image-count="0" meta:object-count="0" meta:page-count="3" meta:paragraph-count="195" meta:word-count="938" meta:character-count="10276" meta:non-whitespace-character-count="6872"/>
  </office:meta>
</office:document-meta>
</file>